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91746" calcext:value-type="float">
            <text:p>0.9791746</text:p>
          </table:table-cell>
          <table:table-cell office:value-type="float" office:value="0.00380107" calcext:value-type="float">
            <text:p>0.00380107</text:p>
          </table:table-cell>
          <table:table-cell office:value-type="float" office:value="0.01324085" calcext:value-type="float">
            <text:p>0.01324085</text:p>
          </table:table-cell>
          <table:table-cell office:value-type="float" office:value="0.00378348" calcext:value-type="float">
            <text:p>0.00378348</text:p>
          </table:table-cell>
          <table:table-cell office:value-type="float" office:value="0.00585486" calcext:value-type="float">
            <text:p>0.00585486</text:p>
          </table:table-cell>
          <table:table-cell office:value-type="float" office:value="0.98501008" calcext:value-type="float">
            <text:p>0.98501008</text:p>
          </table:table-cell>
          <table:table-cell table:style-name="ce1" office:value-type="float" office:value="0.000004566" calcext:value-type="float">
            <text:p>4.57E-06</text:p>
          </table:table-cell>
          <table:table-cell office:value-type="float" office:value="0.00913049" calcext:value-type="float">
            <text:p>0.00913049</text:p>
          </table:table-cell>
          <table:table-cell office:value-type="float" office:value="0.00953115" calcext:value-type="float">
            <text:p>0.00953115</text:p>
          </table:table-cell>
          <table:table-cell office:value-type="float" office:value="0.00007627" calcext:value-type="float">
            <text:p>7.627E-05</text:p>
          </table:table-cell>
          <table:table-cell office:value-type="float" office:value="0.96574007" calcext:value-type="float">
            <text:p>0.96574007</text:p>
          </table:table-cell>
          <table:table-cell office:value-type="float" office:value="0.02465251" calcext:value-type="float">
            <text:p>0.024652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736335" calcext:value-type="float">
            <text:p>0.97736335</text:p>
          </table:table-cell>
          <table:table-cell office:value-type="float" office:value="0.003803" calcext:value-type="float">
            <text:p>0.003803</text:p>
          </table:table-cell>
          <table:table-cell office:value-type="float" office:value="0.01465988" calcext:value-type="float">
            <text:p>0.01465988</text:p>
          </table:table-cell>
          <table:table-cell office:value-type="float" office:value="0.00417377" calcext:value-type="float">
            <text:p>0.00417377</text:p>
          </table:table-cell>
          <table:table-cell office:value-type="float" office:value="0.00583568" calcext:value-type="float">
            <text:p>0.00583568</text:p>
          </table:table-cell>
          <table:table-cell office:value-type="float" office:value="0.98410128" calcext:value-type="float">
            <text:p>0.98410128</text:p>
          </table:table-cell>
          <table:table-cell table:style-name="ce1" office:value-type="float" office:value="0.000005048" calcext:value-type="float">
            <text:p>5.05E-06</text:p>
          </table:table-cell>
          <table:table-cell office:value-type="float" office:value="0.01005798" calcext:value-type="float">
            <text:p>0.01005798</text:p>
          </table:table-cell>
          <table:table-cell office:value-type="float" office:value="0.00860154" calcext:value-type="float">
            <text:p>0.00860154</text:p>
          </table:table-cell>
          <table:table-cell office:value-type="float" office:value="0.00006899" calcext:value-type="float">
            <text:p>6.899E-05</text:p>
          </table:table-cell>
          <table:table-cell office:value-type="float" office:value="0.96674085" calcext:value-type="float">
            <text:p>0.96674085</text:p>
          </table:table-cell>
          <table:table-cell office:value-type="float" office:value="0.02458861" calcext:value-type="float">
            <text:p>0.024588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535585" calcext:value-type="float">
            <text:p>0.97535585</text:p>
          </table:table-cell>
          <table:table-cell office:value-type="float" office:value="0.00381628" calcext:value-type="float">
            <text:p>0.00381628</text:p>
          </table:table-cell>
          <table:table-cell office:value-type="float" office:value="0.01620687" calcext:value-type="float">
            <text:p>0.01620687</text:p>
          </table:table-cell>
          <table:table-cell office:value-type="float" office:value="0.00462099" calcext:value-type="float">
            <text:p>0.00462099</text:p>
          </table:table-cell>
          <table:table-cell office:value-type="float" office:value="0.00579758" calcext:value-type="float">
            <text:p>0.00579758</text:p>
          </table:table-cell>
          <table:table-cell office:value-type="float" office:value="0.9831111" calcext:value-type="float">
            <text:p>0.9831111</text:p>
          </table:table-cell>
          <table:table-cell table:style-name="ce1" office:value-type="float" office:value="0.000005555" calcext:value-type="float">
            <text:p>5.56E-06</text:p>
          </table:table-cell>
          <table:table-cell office:value-type="float" office:value="0.01108576" calcext:value-type="float">
            <text:p>0.01108576</text:p>
          </table:table-cell>
          <table:table-cell office:value-type="float" office:value="0.0077708" calcext:value-type="float">
            <text:p>0.0077708</text:p>
          </table:table-cell>
          <table:table-cell office:value-type="float" office:value="0.00006268" calcext:value-type="float">
            <text:p>6.268E-05</text:p>
          </table:table-cell>
          <table:table-cell office:value-type="float" office:value="0.96752189" calcext:value-type="float">
            <text:p>0.96752189</text:p>
          </table:table-cell>
          <table:table-cell office:value-type="float" office:value="0.02464464" calcext:value-type="float">
            <text:p>0.024644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313434" calcext:value-type="float">
            <text:p>0.97313434</text:p>
          </table:table-cell>
          <table:table-cell office:value-type="float" office:value="0.00384098" calcext:value-type="float">
            <text:p>0.00384098</text:p>
          </table:table-cell>
          <table:table-cell office:value-type="float" office:value="0.01789013" calcext:value-type="float">
            <text:p>0.01789013</text:p>
          </table:table-cell>
          <table:table-cell office:value-type="float" office:value="0.00513455" calcext:value-type="float">
            <text:p>0.00513455</text:p>
          </table:table-cell>
          <table:table-cell office:value-type="float" office:value="0.00574086" calcext:value-type="float">
            <text:p>0.00574086</text:p>
          </table:table-cell>
          <table:table-cell office:value-type="float" office:value="0.98202795" calcext:value-type="float">
            <text:p>0.98202795</text:p>
          </table:table-cell>
          <table:table-cell table:style-name="ce1" office:value-type="float" office:value="0.000006086" calcext:value-type="float">
            <text:p>6.09E-06</text:p>
          </table:table-cell>
          <table:table-cell office:value-type="float" office:value="0.0122251" calcext:value-type="float">
            <text:p>0.0122251</text:p>
          </table:table-cell>
          <table:table-cell office:value-type="float" office:value="0.00702776" calcext:value-type="float">
            <text:p>0.00702776</text:p>
          </table:table-cell>
          <table:table-cell office:value-type="float" office:value="0.00005718" calcext:value-type="float">
            <text:p>5.718E-05</text:p>
          </table:table-cell>
          <table:table-cell office:value-type="float" office:value="0.96809338" calcext:value-type="float">
            <text:p>0.96809338</text:p>
          </table:table-cell>
          <table:table-cell office:value-type="float" office:value="0.02482168" calcext:value-type="float">
            <text:p>0.024821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067914" calcext:value-type="float">
            <text:p>0.97067914</text:p>
          </table:table-cell>
          <table:table-cell office:value-type="float" office:value="0.00387721" calcext:value-type="float">
            <text:p>0.00387721</text:p>
          </table:table-cell>
          <table:table-cell office:value-type="float" office:value="0.01971807" calcext:value-type="float">
            <text:p>0.01971807</text:p>
          </table:table-cell>
          <table:table-cell office:value-type="float" office:value="0.00572559" calcext:value-type="float">
            <text:p>0.00572559</text:p>
          </table:table-cell>
          <table:table-cell office:value-type="float" office:value="0.00566599" calcext:value-type="float">
            <text:p>0.00566599</text:p>
          </table:table-cell>
          <table:table-cell office:value-type="float" office:value="0.98083879" calcext:value-type="float">
            <text:p>0.98083879</text:p>
          </table:table-cell>
          <table:table-cell table:style-name="ce1" office:value-type="float" office:value="0.000006637" calcext:value-type="float">
            <text:p>6.64E-06</text:p>
          </table:table-cell>
          <table:table-cell office:value-type="float" office:value="0.01348859" calcext:value-type="float">
            <text:p>0.01348859</text:p>
          </table:table-cell>
          <table:table-cell office:value-type="float" office:value="0.0063626" calcext:value-type="float">
            <text:p>0.0063626</text:p>
          </table:table-cell>
          <table:table-cell office:value-type="float" office:value="0.00005239" calcext:value-type="float">
            <text:p>5.239E-05</text:p>
          </table:table-cell>
          <table:table-cell office:value-type="float" office:value="0.96846246" calcext:value-type="float">
            <text:p>0.96846246</text:p>
          </table:table-cell>
          <table:table-cell office:value-type="float" office:value="0.02512255" calcext:value-type="float">
            <text:p>0.025122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79684" calcext:value-type="float">
            <text:p>0.9679684</text:p>
          </table:table-cell>
          <table:table-cell office:value-type="float" office:value="0.00392521" calcext:value-type="float">
            <text:p>0.00392521</text:p>
          </table:table-cell>
          <table:table-cell office:value-type="float" office:value="0.02169905" calcext:value-type="float">
            <text:p>0.02169905</text:p>
          </table:table-cell>
          <table:table-cell office:value-type="float" office:value="0.00640734" calcext:value-type="float">
            <text:p>0.00640734</text:p>
          </table:table-cell>
          <table:table-cell office:value-type="float" office:value="0.00557362" calcext:value-type="float">
            <text:p>0.00557362</text:p>
          </table:table-cell>
          <table:table-cell office:value-type="float" office:value="0.97952898" calcext:value-type="float">
            <text:p>0.97952898</text:p>
          </table:table-cell>
          <table:table-cell table:style-name="ce1" office:value-type="float" office:value="0.000007205" calcext:value-type="float">
            <text:p>7.21E-06</text:p>
          </table:table-cell>
          <table:table-cell office:value-type="float" office:value="0.01489019" calcext:value-type="float">
            <text:p>0.01489019</text:p>
          </table:table-cell>
          <table:table-cell office:value-type="float" office:value="0.00576661" calcext:value-type="float">
            <text:p>0.00576661</text:p>
          </table:table-cell>
          <table:table-cell office:value-type="float" office:value="0.0000482" calcext:value-type="float">
            <text:p>4.82E-05</text:p>
          </table:table-cell>
          <table:table-cell office:value-type="float" office:value="0.96863335" calcext:value-type="float">
            <text:p>0.96863335</text:p>
          </table:table-cell>
          <table:table-cell office:value-type="float" office:value="0.02555183" calcext:value-type="float">
            <text:p>0.025551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497779" calcext:value-type="float">
            <text:p>0.96497779</text:p>
          </table:table-cell>
          <table:table-cell office:value-type="float" office:value="0.0039853" calcext:value-type="float">
            <text:p>0.0039853</text:p>
          </table:table-cell>
          <table:table-cell office:value-type="float" office:value="0.02384135" calcext:value-type="float">
            <text:p>0.02384135</text:p>
          </table:table-cell>
          <table:table-cell office:value-type="float" office:value="0.00719556" calcext:value-type="float">
            <text:p>0.00719556</text:p>
          </table:table-cell>
          <table:table-cell office:value-type="float" office:value="0.00546454" calcext:value-type="float">
            <text:p>0.00546454</text:p>
          </table:table-cell>
          <table:table-cell office:value-type="float" office:value="0.97808219" calcext:value-type="float">
            <text:p>0.97808219</text:p>
          </table:table-cell>
          <table:table-cell table:style-name="ce1" office:value-type="float" office:value="0.000007786" calcext:value-type="float">
            <text:p>7.79E-06</text:p>
          </table:table-cell>
          <table:table-cell office:value-type="float" office:value="0.01644549" calcext:value-type="float">
            <text:p>0.01644549</text:p>
          </table:table-cell>
          <table:table-cell office:value-type="float" office:value="0.00523209" calcext:value-type="float">
            <text:p>0.00523209</text:p>
          </table:table-cell>
          <table:table-cell office:value-type="float" office:value="0.00004454" calcext:value-type="float">
            <text:p>4.454E-05</text:p>
          </table:table-cell>
          <table:table-cell office:value-type="float" office:value="0.96860737" calcext:value-type="float">
            <text:p>0.96860737</text:p>
          </table:table-cell>
          <table:table-cell office:value-type="float" office:value="0.026116" calcext:value-type="float">
            <text:p>0.0261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168016" calcext:value-type="float">
            <text:p>0.96168016</text:p>
          </table:table-cell>
          <table:table-cell office:value-type="float" office:value="0.00405789" calcext:value-type="float">
            <text:p>0.00405789</text:p>
          </table:table-cell>
          <table:table-cell office:value-type="float" office:value="0.02615298" calcext:value-type="float">
            <text:p>0.02615298</text:p>
          </table:table-cell>
          <table:table-cell office:value-type="float" office:value="0.00810897" calcext:value-type="float">
            <text:p>0.00810897</text:p>
          </table:table-cell>
          <table:table-cell office:value-type="float" office:value="0.00533969" calcext:value-type="float">
            <text:p>0.00533969</text:p>
          </table:table-cell>
          <table:table-cell office:value-type="float" office:value="0.97648015" calcext:value-type="float">
            <text:p>0.97648015</text:p>
          </table:table-cell>
          <table:table-cell table:style-name="ce1" office:value-type="float" office:value="0.000008374" calcext:value-type="float">
            <text:p>8.37E-06</text:p>
          </table:table-cell>
          <table:table-cell office:value-type="float" office:value="0.01817178" calcext:value-type="float">
            <text:p>0.01817178</text:p>
          </table:table-cell>
          <table:table-cell office:value-type="float" office:value="0.00475223" calcext:value-type="float">
            <text:p>0.00475223</text:p>
          </table:table-cell>
          <table:table-cell office:value-type="float" office:value="0.00004134" calcext:value-type="float">
            <text:p>4.134E-05</text:p>
          </table:table-cell>
          <table:table-cell office:value-type="float" office:value="0.96838284" calcext:value-type="float">
            <text:p>0.96838284</text:p>
          </table:table-cell>
          <table:table-cell office:value-type="float" office:value="0.0268236" calcext:value-type="float">
            <text:p>0.02682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804503" calcext:value-type="float">
            <text:p>0.95804503</text:p>
          </table:table-cell>
          <table:table-cell office:value-type="float" office:value="0.00414347" calcext:value-type="float">
            <text:p>0.00414347</text:p>
          </table:table-cell>
          <table:table-cell office:value-type="float" office:value="0.02864155" calcext:value-type="float">
            <text:p>0.02864155</text:p>
          </table:table-cell>
          <table:table-cell office:value-type="float" office:value="0.00916995" calcext:value-type="float">
            <text:p>0.00916995</text:p>
          </table:table-cell>
          <table:table-cell office:value-type="float" office:value="0.00520015" calcext:value-type="float">
            <text:p>0.00520015</text:p>
          </table:table-cell>
          <table:table-cell office:value-type="float" office:value="0.97470259" calcext:value-type="float">
            <text:p>0.97470259</text:p>
          </table:table-cell>
          <table:table-cell table:style-name="ce1" office:value-type="float" office:value="0.000008965" calcext:value-type="float">
            <text:p>8.97E-06</text:p>
          </table:table-cell>
          <table:table-cell office:value-type="float" office:value="0.0200883" calcext:value-type="float">
            <text:p>0.0200883</text:p>
          </table:table-cell>
          <table:table-cell office:value-type="float" office:value="0.00432101" calcext:value-type="float">
            <text:p>0.00432101</text:p>
          </table:table-cell>
          <table:table-cell office:value-type="float" office:value="0.00003852" calcext:value-type="float">
            <text:p>3.852E-05</text:p>
          </table:table-cell>
          <table:table-cell office:value-type="float" office:value="0.96795506" calcext:value-type="float">
            <text:p>0.96795506</text:p>
          </table:table-cell>
          <table:table-cell office:value-type="float" office:value="0.0276854" calcext:value-type="float">
            <text:p>0.02768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403809" calcext:value-type="float">
            <text:p>0.95403809</text:p>
          </table:table-cell>
          <table:table-cell office:value-type="float" office:value="0.00424264" calcext:value-type="float">
            <text:p>0.00424264</text:p>
          </table:table-cell>
          <table:table-cell office:value-type="float" office:value="0.03131407" calcext:value-type="float">
            <text:p>0.03131407</text:p>
          </table:table-cell>
          <table:table-cell office:value-type="float" office:value="0.0104052" calcext:value-type="float">
            <text:p>0.0104052</text:p>
          </table:table-cell>
          <table:table-cell office:value-type="float" office:value="0.0050471" calcext:value-type="float">
            <text:p>0.0050471</text:p>
          </table:table-cell>
          <table:table-cell office:value-type="float" office:value="0.97272698" calcext:value-type="float">
            <text:p>0.97272698</text:p>
          </table:table-cell>
          <table:table-cell table:style-name="ce1" office:value-type="float" office:value="0.000009553" calcext:value-type="float">
            <text:p>9.55E-06</text:p>
          </table:table-cell>
          <table:table-cell office:value-type="float" office:value="0.02221636" calcext:value-type="float">
            <text:p>0.02221636</text:p>
          </table:table-cell>
          <table:table-cell office:value-type="float" office:value="0.0039331" calcext:value-type="float">
            <text:p>0.0039331</text:p>
          </table:table-cell>
          <table:table-cell office:value-type="float" office:value="0.00003605" calcext:value-type="float">
            <text:p>3.605E-05</text:p>
          </table:table-cell>
          <table:table-cell office:value-type="float" office:value="0.96731613" calcext:value-type="float">
            <text:p>0.96731613</text:p>
          </table:table-cell>
          <table:table-cell office:value-type="float" office:value="0.02871471" calcext:value-type="float">
            <text:p>0.028714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962055" calcext:value-type="float">
            <text:p>0.94962055</text:p>
          </table:table-cell>
          <table:table-cell office:value-type="float" office:value="0.00435609" calcext:value-type="float">
            <text:p>0.00435609</text:p>
          </table:table-cell>
          <table:table-cell office:value-type="float" office:value="0.0341767" calcext:value-type="float">
            <text:p>0.0341767</text:p>
          </table:table-cell>
          <table:table-cell office:value-type="float" office:value="0.01184666" calcext:value-type="float">
            <text:p>0.01184666</text:p>
          </table:table-cell>
          <table:table-cell office:value-type="float" office:value="0.00488184" calcext:value-type="float">
            <text:p>0.00488184</text:p>
          </table:table-cell>
          <table:table-cell office:value-type="float" office:value="0.9705284" calcext:value-type="float">
            <text:p>0.9705284</text:p>
          </table:table-cell>
          <table:table-cell office:value-type="float" office:value="0.00001013" calcext:value-type="float">
            <text:p>1.013E-05</text:p>
          </table:table-cell>
          <table:table-cell office:value-type="float" office:value="0.02457963" calcext:value-type="float">
            <text:p>0.02457963</text:p>
          </table:table-cell>
          <table:table-cell office:value-type="float" office:value="0.00358379" calcext:value-type="float">
            <text:p>0.00358379</text:p>
          </table:table-cell>
          <table:table-cell office:value-type="float" office:value="0.00003389" calcext:value-type="float">
            <text:p>3.389E-05</text:p>
          </table:table-cell>
          <table:table-cell office:value-type="float" office:value="0.96645468" calcext:value-type="float">
            <text:p>0.96645468</text:p>
          </table:table-cell>
          <table:table-cell office:value-type="float" office:value="0.02992764" calcext:value-type="float">
            <text:p>0.029927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4474833" calcext:value-type="float">
            <text:p>0.94474833</text:p>
          </table:table-cell>
          <table:table-cell office:value-type="float" office:value="0.00448459" calcext:value-type="float">
            <text:p>0.00448459</text:p>
          </table:table-cell>
          <table:table-cell office:value-type="float" office:value="0.03723449" calcext:value-type="float">
            <text:p>0.03723449</text:p>
          </table:table-cell>
          <table:table-cell office:value-type="float" office:value="0.01353259" calcext:value-type="float">
            <text:p>0.01353259</text:p>
          </table:table-cell>
          <table:table-cell office:value-type="float" office:value="0.00470572" calcext:value-type="float">
            <text:p>0.00470572</text:p>
          </table:table-cell>
          <table:table-cell office:value-type="float" office:value="0.96807929" calcext:value-type="float">
            <text:p>0.96807929</text:p>
          </table:table-cell>
          <table:table-cell office:value-type="float" office:value="0.00001069" calcext:value-type="float">
            <text:p>1.069E-05</text:p>
          </table:table-cell>
          <table:table-cell office:value-type="float" office:value="0.02720429" calcext:value-type="float">
            <text:p>0.02720429</text:p>
          </table:table-cell>
          <table:table-cell office:value-type="float" office:value="0.00326888" calcext:value-type="float">
            <text:p>0.00326888</text:p>
          </table:table-cell>
          <table:table-cell office:value-type="float" office:value="0.00003199" calcext:value-type="float">
            <text:p>3.199E-05</text:p>
          </table:table-cell>
          <table:table-cell office:value-type="float" office:value="0.9653556" calcext:value-type="float">
            <text:p>0.9653556</text:p>
          </table:table-cell>
          <table:table-cell office:value-type="float" office:value="0.03134354" calcext:value-type="float">
            <text:p>0.031343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3937115" calcext:value-type="float">
            <text:p>0.93937115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0.04049104" calcext:value-type="float">
            <text:p>0.04049104</text:p>
          </table:table-cell>
          <table:table-cell office:value-type="float" office:value="0.01550882" calcext:value-type="float">
            <text:p>0.01550882</text:p>
          </table:table-cell>
          <table:table-cell office:value-type="float" office:value="0.00452019" calcext:value-type="float">
            <text:p>0.00452019</text:p>
          </table:table-cell>
          <table:table-cell office:value-type="float" office:value="0.96534929" calcext:value-type="float">
            <text:p>0.96534929</text:p>
          </table:table-cell>
          <table:table-cell office:value-type="float" office:value="0.00001124" calcext:value-type="float">
            <text:p>1.124E-05</text:p>
          </table:table-cell>
          <table:table-cell office:value-type="float" office:value="0.03011928" calcext:value-type="float">
            <text:p>0.03011928</text:p>
          </table:table-cell>
          <table:table-cell office:value-type="float" office:value="0.00298467" calcext:value-type="float">
            <text:p>0.00298467</text:p>
          </table:table-cell>
          <table:table-cell office:value-type="float" office:value="0.00003032" calcext:value-type="float">
            <text:p>3.032E-05</text:p>
          </table:table-cell>
          <table:table-cell office:value-type="float" office:value="0.9639996" calcext:value-type="float">
            <text:p>0.9639996</text:p>
          </table:table-cell>
          <table:table-cell office:value-type="float" office:value="0.03298541" calcext:value-type="float">
            <text:p>0.032985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343141" calcext:value-type="float">
            <text:p>0.93343141</text:p>
          </table:table-cell>
          <table:table-cell office:value-type="float" office:value="0.00479026" calcext:value-type="float">
            <text:p>0.00479026</text:p>
          </table:table-cell>
          <table:table-cell office:value-type="float" office:value="0.04394804" calcext:value-type="float">
            <text:p>0.04394804</text:p>
          </table:table-cell>
          <table:table-cell office:value-type="float" office:value="0.01783029" calcext:value-type="float">
            <text:p>0.01783029</text:p>
          </table:table-cell>
          <table:table-cell office:value-type="float" office:value="0.00432672" calcext:value-type="float">
            <text:p>0.00432672</text:p>
          </table:table-cell>
          <table:table-cell office:value-type="float" office:value="0.96230503" calcext:value-type="float">
            <text:p>0.96230503</text:p>
          </table:table-cell>
          <table:table-cell office:value-type="float" office:value="0.00001175" calcext:value-type="float">
            <text:p>1.175E-05</text:p>
          </table:table-cell>
          <table:table-cell office:value-type="float" office:value="0.03335651" calcext:value-type="float">
            <text:p>0.03335651</text:p>
          </table:table-cell>
          <table:table-cell office:value-type="float" office:value="0.00272786" calcext:value-type="float">
            <text:p>0.00272786</text:p>
          </table:table-cell>
          <table:table-cell office:value-type="float" office:value="0.00002886" calcext:value-type="float">
            <text:p>2.886E-05</text:p>
          </table:table-cell>
          <table:table-cell office:value-type="float" office:value="0.96236276" calcext:value-type="float">
            <text:p>0.96236276</text:p>
          </table:table-cell>
          <table:table-cell office:value-type="float" office:value="0.03488052" calcext:value-type="float">
            <text:p>0.034880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686291" calcext:value-type="float">
            <text:p>0.92686291</text:p>
          </table:table-cell>
          <table:table-cell office:value-type="float" office:value="0.00496938" calcext:value-type="float">
            <text:p>0.00496938</text:p>
          </table:table-cell>
          <table:table-cell office:value-type="float" office:value="0.04760484" calcext:value-type="float">
            <text:p>0.04760484</text:p>
          </table:table-cell>
          <table:table-cell office:value-type="float" office:value="0.02056287" calcext:value-type="float">
            <text:p>0.02056287</text:p>
          </table:table-cell>
          <table:table-cell office:value-type="float" office:value="0.0041268" calcext:value-type="float">
            <text:p>0.0041268</text:p>
          </table:table-cell>
          <table:table-cell office:value-type="float" office:value="0.95890986" calcext:value-type="float">
            <text:p>0.95890986</text:p>
          </table:table-cell>
          <table:table-cell office:value-type="float" office:value="0.00001222" calcext:value-type="float">
            <text:p>1.222E-05</text:p>
          </table:table-cell>
          <table:table-cell office:value-type="float" office:value="0.03695112" calcext:value-type="float">
            <text:p>0.03695112</text:p>
          </table:table-cell>
          <table:table-cell office:value-type="float" office:value="0.00249554" calcext:value-type="float">
            <text:p>0.00249554</text:p>
          </table:table-cell>
          <table:table-cell office:value-type="float" office:value="0.00002758" calcext:value-type="float">
            <text:p>2.758E-05</text:p>
          </table:table-cell>
          <table:table-cell office:value-type="float" office:value="0.96041588" calcext:value-type="float">
            <text:p>0.96041588</text:p>
          </table:table-cell>
          <table:table-cell office:value-type="float" office:value="0.037061" calcext:value-type="float">
            <text:p>0.0370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95893" calcext:value-type="float">
            <text:p>0.9195893</text:p>
          </table:table-cell>
          <table:table-cell office:value-type="float" office:value="0.00516743" calcext:value-type="float">
            <text:p>0.00516743</text:p>
          </table:table-cell>
          <table:table-cell office:value-type="float" office:value="0.05145779" calcext:value-type="float">
            <text:p>0.05145779</text:p>
          </table:table-cell>
          <table:table-cell office:value-type="float" office:value="0.02378549" calcext:value-type="float">
            <text:p>0.02378549</text:p>
          </table:table-cell>
          <table:table-cell office:value-type="float" office:value="0.00392194" calcext:value-type="float">
            <text:p>0.00392194</text:p>
          </table:table-cell>
          <table:table-cell office:value-type="float" office:value="0.95512373" calcext:value-type="float">
            <text:p>0.95512373</text:p>
          </table:table-cell>
          <table:table-cell office:value-type="float" office:value="0.00001266" calcext:value-type="float">
            <text:p>1.266E-05</text:p>
          </table:table-cell>
          <table:table-cell office:value-type="float" office:value="0.04094167" calcext:value-type="float">
            <text:p>0.04094167</text:p>
          </table:table-cell>
          <table:table-cell office:value-type="float" office:value="0.0022851" calcext:value-type="float">
            <text:p>0.0022851</text:p>
          </table:table-cell>
          <table:table-cell office:value-type="float" office:value="0.00002647" calcext:value-type="float">
            <text:p>2.647E-05</text:p>
          </table:table-cell>
          <table:table-cell office:value-type="float" office:value="0.95812374" calcext:value-type="float">
            <text:p>0.95812374</text:p>
          </table:table-cell>
          <table:table-cell office:value-type="float" office:value="0.03956469" calcext:value-type="float">
            <text:p>0.039564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1152237" calcext:value-type="float">
            <text:p>0.91152237</text:p>
          </table:table-cell>
          <table:table-cell office:value-type="float" office:value="0.00538549" calcext:value-type="float">
            <text:p>0.00538549</text:p>
          </table:table-cell>
          <table:table-cell office:value-type="float" office:value="0.05549951" calcext:value-type="float">
            <text:p>0.05549951</text:p>
          </table:table-cell>
          <table:table-cell office:value-type="float" office:value="0.02759263" calcext:value-type="float">
            <text:p>0.02759263</text:p>
          </table:table-cell>
          <table:table-cell office:value-type="float" office:value="0.00371364" calcext:value-type="float">
            <text:p>0.00371364</text:p>
          </table:table-cell>
          <table:table-cell office:value-type="float" office:value="0.95090294" calcext:value-type="float">
            <text:p>0.95090294</text:p>
          </table:table-cell>
          <table:table-cell office:value-type="float" office:value="0.00001304" calcext:value-type="float">
            <text:p>1.304E-05</text:p>
          </table:table-cell>
          <table:table-cell office:value-type="float" office:value="0.04537038" calcext:value-type="float">
            <text:p>0.04537038</text:p>
          </table:table-cell>
          <table:table-cell office:value-type="float" office:value="0.00209423" calcext:value-type="float">
            <text:p>0.00209423</text:p>
          </table:table-cell>
          <table:table-cell office:value-type="float" office:value="0.00002551" calcext:value-type="float">
            <text:p>2.551E-05</text:p>
          </table:table-cell>
          <table:table-cell office:value-type="float" office:value="0.95544425" calcext:value-type="float">
            <text:p>0.95544425</text:p>
          </table:table-cell>
          <table:table-cell office:value-type="float" office:value="0.04243601" calcext:value-type="float">
            <text:p>0.042436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0256009" calcext:value-type="float">
            <text:p>0.90256009</text:p>
          </table:table-cell>
          <table:table-cell office:value-type="float" office:value="0.00562464" calcext:value-type="float">
            <text:p>0.00562464</text:p>
          </table:table-cell>
          <table:table-cell office:value-type="float" office:value="0.05971806" calcext:value-type="float">
            <text:p>0.05971806</text:p>
          </table:table-cell>
          <table:table-cell office:value-type="float" office:value="0.03209721" calcext:value-type="float">
            <text:p>0.03209721</text:p>
          </table:table-cell>
          <table:table-cell office:value-type="float" office:value="0.00350337" calcext:value-type="float">
            <text:p>0.00350337</text:p>
          </table:table-cell>
          <table:table-cell office:value-type="float" office:value="0.94619998" calcext:value-type="float">
            <text:p>0.94619998</text:p>
          </table:table-cell>
          <table:table-cell office:value-type="float" office:value="0.00001337" calcext:value-type="float">
            <text:p>1.337E-05</text:p>
          </table:table-cell>
          <table:table-cell office:value-type="float" office:value="0.05028328" calcext:value-type="float">
            <text:p>0.05028328</text:p>
          </table:table-cell>
          <table:table-cell office:value-type="float" office:value="0.00192087" calcext:value-type="float">
            <text:p>0.00192087</text:p>
          </table:table-cell>
          <table:table-cell office:value-type="float" office:value="0.00002468" calcext:value-type="float">
            <text:p>2.468E-05</text:p>
          </table:table-cell>
          <table:table-cell office:value-type="float" office:value="0.95232741" calcext:value-type="float">
            <text:p>0.95232741</text:p>
          </table:table-cell>
          <table:table-cell office:value-type="float" office:value="0.04572705" calcext:value-type="float">
            <text:p>0.045727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9258451" calcext:value-type="float">
            <text:p>0.89258451</text:p>
          </table:table-cell>
          <table:table-cell office:value-type="float" office:value="0.00588589" calcext:value-type="float">
            <text:p>0.00588589</text:p>
          </table:table-cell>
          <table:table-cell office:value-type="float" office:value="0.06409581" calcext:value-type="float">
            <text:p>0.06409581</text:p>
          </table:table-cell>
          <table:table-cell office:value-type="float" office:value="0.03743378" calcext:value-type="float">
            <text:p>0.03743378</text:p>
          </table:table-cell>
          <table:table-cell office:value-type="float" office:value="0.00329254" calcext:value-type="float">
            <text:p>0.00329254</text:p>
          </table:table-cell>
          <table:table-cell office:value-type="float" office:value="0.94096343" calcext:value-type="float">
            <text:p>0.94096343</text:p>
          </table:table-cell>
          <table:table-cell office:value-type="float" office:value="0.00001363" calcext:value-type="float">
            <text:p>1.363E-05</text:p>
          </table:table-cell>
          <table:table-cell office:value-type="float" office:value="0.05573039" calcext:value-type="float">
            <text:p>0.05573039</text:p>
          </table:table-cell>
          <table:table-cell office:value-type="float" office:value="0.00176318" calcext:value-type="float">
            <text:p>0.00176318</text:p>
          </table:table-cell>
          <table:table-cell office:value-type="float" office:value="0.00002397" calcext:value-type="float">
            <text:p>2.397E-05</text:p>
          </table:table-cell>
          <table:table-cell office:value-type="float" office:value="0.94871406" calcext:value-type="float">
            <text:p>0.94871406</text:p>
          </table:table-cell>
          <table:table-cell office:value-type="float" office:value="0.04949879" calcext:value-type="float">
            <text:p>0.049498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8145955" calcext:value-type="float">
            <text:p>0.88145955</text:p>
          </table:table-cell>
          <table:table-cell office:value-type="float" office:value="0.00617012" calcext:value-type="float">
            <text:p>0.00617012</text:p>
          </table:table-cell>
          <table:table-cell office:value-type="float" office:value="0.06860828" calcext:value-type="float">
            <text:p>0.06860828</text:p>
          </table:table-cell>
          <table:table-cell office:value-type="float" office:value="0.04376205" calcext:value-type="float">
            <text:p>0.04376205</text:p>
          </table:table-cell>
          <table:table-cell office:value-type="float" office:value="0.00308252" calcext:value-type="float">
            <text:p>0.00308252</text:p>
          </table:table-cell>
          <table:table-cell office:value-type="float" office:value="0.93513787" calcext:value-type="float">
            <text:p>0.93513787</text:p>
          </table:table-cell>
          <table:table-cell office:value-type="float" office:value="0.00001384" calcext:value-type="float">
            <text:p>1.384E-05</text:p>
          </table:table-cell>
          <table:table-cell office:value-type="float" office:value="0.06176577" calcext:value-type="float">
            <text:p>0.06176577</text:p>
          </table:table-cell>
          <table:table-cell office:value-type="float" office:value="0.00161951" calcext:value-type="float">
            <text:p>0.00161951</text:p>
          </table:table-cell>
          <table:table-cell office:value-type="float" office:value="0.00002337" calcext:value-type="float">
            <text:p>2.337E-05</text:p>
          </table:table-cell>
          <table:table-cell office:value-type="float" office:value="0.94453458" calcext:value-type="float">
            <text:p>0.94453458</text:p>
          </table:table-cell>
          <table:table-cell office:value-type="float" office:value="0.05382254" calcext:value-type="float">
            <text:p>0.053822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6902888" calcext:value-type="float">
            <text:p>0.86902888</text:p>
          </table:table-cell>
          <table:table-cell office:value-type="float" office:value="0.00647794" calcext:value-type="float">
            <text:p>0.00647794</text:p>
          </table:table-cell>
          <table:table-cell office:value-type="float" office:value="0.07322262" calcext:value-type="float">
            <text:p>0.07322262</text:p>
          </table:table-cell>
          <table:table-cell office:value-type="float" office:value="0.05127056" calcext:value-type="float">
            <text:p>0.05127056</text:p>
          </table:table-cell>
          <table:table-cell office:value-type="float" office:value="0.0028746" calcext:value-type="float">
            <text:p>0.0028746</text:p>
          </table:table-cell>
          <table:table-cell office:value-type="float" office:value="0.92866389" calcext:value-type="float">
            <text:p>0.92866389</text:p>
          </table:table-cell>
          <table:table-cell office:value-type="float" office:value="0.00001397" calcext:value-type="float">
            <text:p>1.397E-05</text:p>
          </table:table-cell>
          <table:table-cell office:value-type="float" office:value="0.06844754" calcext:value-type="float">
            <text:p>0.06844754</text:p>
          </table:table-cell>
          <table:table-cell office:value-type="float" office:value="0.00148841" calcext:value-type="float">
            <text:p>0.00148841</text:p>
          </table:table-cell>
          <table:table-cell office:value-type="float" office:value="0.00002287" calcext:value-type="float">
            <text:p>2.287E-05</text:p>
          </table:table-cell>
          <table:table-cell office:value-type="float" office:value="0.93970723" calcext:value-type="float">
            <text:p>0.93970723</text:p>
          </table:table-cell>
          <table:table-cell office:value-type="float" office:value="0.05878149" calcext:value-type="float">
            <text:p>0.058781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511411" calcext:value-type="float">
            <text:p>0.85511411</text:p>
          </table:table-cell>
          <table:table-cell office:value-type="float" office:value="0.0068096" calcext:value-type="float">
            <text:p>0.0068096</text:p>
          </table:table-cell>
          <table:table-cell office:value-type="float" office:value="0.07789599" calcext:value-type="float">
            <text:p>0.07789599</text:p>
          </table:table-cell>
          <table:table-cell office:value-type="float" office:value="0.06018029" calcext:value-type="float">
            <text:p>0.06018029</text:p>
          </table:table-cell>
          <table:table-cell office:value-type="float" office:value="0.00266999" calcext:value-type="float">
            <text:p>0.00266999</text:p>
          </table:table-cell>
          <table:table-cell office:value-type="float" office:value="0.92147821" calcext:value-type="float">
            <text:p>0.92147821</text:p>
          </table:table-cell>
          <table:table-cell office:value-type="float" office:value="0.00001403" calcext:value-type="float">
            <text:p>1.403E-05</text:p>
          </table:table-cell>
          <table:table-cell office:value-type="float" office:value="0.07583778" calcext:value-type="float">
            <text:p>0.07583778</text:p>
          </table:table-cell>
          <table:table-cell office:value-type="float" office:value="0.00136855" calcext:value-type="float">
            <text:p>0.00136855</text:p>
          </table:table-cell>
          <table:table-cell office:value-type="float" office:value="0.00002247" calcext:value-type="float">
            <text:p>2.247E-05</text:p>
          </table:table-cell>
          <table:table-cell office:value-type="float" office:value="0.93413645" calcext:value-type="float">
            <text:p>0.93413645</text:p>
          </table:table-cell>
          <table:table-cell office:value-type="float" office:value="0.06447253" calcext:value-type="float">
            <text:p>0.064472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3951379" calcext:value-type="float">
            <text:p>0.83951379</text:p>
          </table:table-cell>
          <table:table-cell office:value-type="float" office:value="0.0071648" calcext:value-type="float">
            <text:p>0.0071648</text:p>
          </table:table-cell>
          <table:table-cell office:value-type="float" office:value="0.08257373" calcext:value-type="float">
            <text:p>0.08257373</text:p>
          </table:table-cell>
          <table:table-cell office:value-type="float" office:value="0.07074767" calcext:value-type="float">
            <text:p>0.07074767</text:p>
          </table:table-cell>
          <table:table-cell office:value-type="float" office:value="0.00246979" calcext:value-type="float">
            <text:p>0.00246979</text:p>
          </table:table-cell>
          <table:table-cell office:value-type="float" office:value="0.91351391" calcext:value-type="float">
            <text:p>0.91351391</text:p>
          </table:table-cell>
          <table:table-cell office:value-type="float" office:value="0.00001401" calcext:value-type="float">
            <text:p>1.401E-05</text:p>
          </table:table-cell>
          <table:table-cell office:value-type="float" office:value="0.08400229" calcext:value-type="float">
            <text:p>0.08400229</text:p>
          </table:table-cell>
          <table:table-cell office:value-type="float" office:value="0.00125875" calcext:value-type="float">
            <text:p>0.00125875</text:p>
          </table:table-cell>
          <table:table-cell office:value-type="float" office:value="0.00002214" calcext:value-type="float">
            <text:p>2.214E-05</text:p>
          </table:table-cell>
          <table:table-cell office:value-type="float" office:value="0.92771097" calcext:value-type="float">
            <text:p>0.92771097</text:p>
          </table:table-cell>
          <table:table-cell office:value-type="float" office:value="0.07100814" calcext:value-type="float">
            <text:p>0.071008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2200369" calcext:value-type="float">
            <text:p>0.82200369</text:p>
          </table:table-cell>
          <table:table-cell office:value-type="float" office:value="0.00754245" calcext:value-type="float">
            <text:p>0.00754245</text:p>
          </table:table-cell>
          <table:table-cell office:value-type="float" office:value="0.08718745" calcext:value-type="float">
            <text:p>0.08718745</text:p>
          </table:table-cell>
          <table:table-cell office:value-type="float" office:value="0.08326642" calcext:value-type="float">
            <text:p>0.08326642</text:p>
          </table:table-cell>
          <table:table-cell office:value-type="float" office:value="0.00227504" calcext:value-type="float">
            <text:p>0.00227504</text:p>
          </table:table-cell>
          <table:table-cell office:value-type="float" office:value="0.90470085" calcext:value-type="float">
            <text:p>0.90470085</text:p>
          </table:table-cell>
          <table:table-cell office:value-type="float" office:value="0.00001392" calcext:value-type="float">
            <text:p>1.392E-05</text:p>
          </table:table-cell>
          <table:table-cell office:value-type="float" office:value="0.0930102" calcext:value-type="float">
            <text:p>0.0930102</text:p>
          </table:table-cell>
          <table:table-cell office:value-type="float" office:value="0.00115795" calcext:value-type="float">
            <text:p>0.00115795</text:p>
          </table:table-cell>
          <table:table-cell office:value-type="float" office:value="0.0000219" calcext:value-type="float">
            <text:p>2.19E-05</text:p>
          </table:table-cell>
          <table:table-cell office:value-type="float" office:value="0.92030175" calcext:value-type="float">
            <text:p>0.92030175</text:p>
          </table:table-cell>
          <table:table-cell office:value-type="float" office:value="0.07851839" calcext:value-type="float">
            <text:p>0.078518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0233926" calcext:value-type="float">
            <text:p>0.80233926</text:p>
          </table:table-cell>
          <table:table-cell office:value-type="float" office:value="0.0079404" calcext:value-type="float">
            <text:p>0.0079404</text:p>
          </table:table-cell>
          <table:table-cell office:value-type="float" office:value="0.09165315" calcext:value-type="float">
            <text:p>0.09165315</text:p>
          </table:table-cell>
          <table:table-cell office:value-type="float" office:value="0.09806719" calcext:value-type="float">
            <text:p>0.09806719</text:p>
          </table:table-cell>
          <table:table-cell office:value-type="float" office:value="0.00208662" calcext:value-type="float">
            <text:p>0.00208662</text:p>
          </table:table-cell>
          <table:table-cell office:value-type="float" office:value="0.8949663" calcext:value-type="float">
            <text:p>0.8949663</text:p>
          </table:table-cell>
          <table:table-cell office:value-type="float" office:value="0.00001375" calcext:value-type="float">
            <text:p>1.375E-05</text:p>
          </table:table-cell>
          <table:table-cell office:value-type="float" office:value="0.10293333" calcext:value-type="float">
            <text:p>0.10293333</text:p>
          </table:table-cell>
          <table:table-cell office:value-type="float" office:value="0.0010652" calcext:value-type="float">
            <text:p>0.0010652</text:p>
          </table:table-cell>
          <table:table-cell office:value-type="float" office:value="0.00002173" calcext:value-type="float">
            <text:p>2.173E-05</text:p>
          </table:table-cell>
          <table:table-cell office:value-type="float" office:value="0.91176011" calcext:value-type="float">
            <text:p>0.91176011</text:p>
          </table:table-cell>
          <table:table-cell office:value-type="float" office:value="0.08715296" calcext:value-type="float">
            <text:p>0.087152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8026147" calcext:value-type="float">
            <text:p>0.78026147</text:p>
          </table:table-cell>
          <table:table-cell office:value-type="float" office:value="0.00835514" calcext:value-type="float">
            <text:p>0.00835514</text:p>
          </table:table-cell>
          <table:table-cell office:value-type="float" office:value="0.09586979" calcext:value-type="float">
            <text:p>0.09586979</text:p>
          </table:table-cell>
          <table:table-cell office:value-type="float" office:value="0.1155136" calcext:value-type="float">
            <text:p>0.1155136</text:p>
          </table:table-cell>
          <table:table-cell office:value-type="float" office:value="0.00190536" calcext:value-type="float">
            <text:p>0.00190536</text:p>
          </table:table-cell>
          <table:table-cell office:value-type="float" office:value="0.88423576" calcext:value-type="float">
            <text:p>0.88423576</text:p>
          </table:table-cell>
          <table:table-cell office:value-type="float" office:value="0.0000135" calcext:value-type="float">
            <text:p>1.35E-05</text:p>
          </table:table-cell>
          <table:table-cell office:value-type="float" office:value="0.11384538" calcext:value-type="float">
            <text:p>0.11384538</text:p>
          </table:table-cell>
          <table:table-cell office:value-type="float" office:value="0.00097964" calcext:value-type="float">
            <text:p>0.00097964</text:p>
          </table:table-cell>
          <table:table-cell office:value-type="float" office:value="0.00002162" calcext:value-type="float">
            <text:p>2.162E-05</text:p>
          </table:table-cell>
          <table:table-cell office:value-type="float" office:value="0.90191587" calcext:value-type="float">
            <text:p>0.90191587</text:p>
          </table:table-cell>
          <table:table-cell office:value-type="float" office:value="0.09708287" calcext:value-type="float">
            <text:p>0.097082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5550713" calcext:value-type="float">
            <text:p>0.75550713</text:p>
          </table:table-cell>
          <table:table-cell office:value-type="float" office:value="0.00878143" calcext:value-type="float">
            <text:p>0.00878143</text:p>
          </table:table-cell>
          <table:table-cell office:value-type="float" office:value="0.09971844" calcext:value-type="float">
            <text:p>0.09971844</text:p>
          </table:table-cell>
          <table:table-cell office:value-type="float" office:value="0.135993" calcext:value-type="float">
            <text:p>0.135993</text:p>
          </table:table-cell>
          <table:table-cell office:value-type="float" office:value="0.00173192" calcext:value-type="float">
            <text:p>0.00173192</text:p>
          </table:table-cell>
          <table:table-cell office:value-type="float" office:value="0.87243418" calcext:value-type="float">
            <text:p>0.87243418</text:p>
          </table:table-cell>
          <table:table-cell office:value-type="float" office:value="0.00001318" calcext:value-type="float">
            <text:p>1.318E-05</text:p>
          </table:table-cell>
          <table:table-cell office:value-type="float" office:value="0.12582072" calcext:value-type="float">
            <text:p>0.12582072</text:p>
          </table:table-cell>
          <table:table-cell office:value-type="float" office:value="0.00090048" calcext:value-type="float">
            <text:p>0.00090048</text:p>
          </table:table-cell>
          <table:table-cell office:value-type="float" office:value="0.00002158" calcext:value-type="float">
            <text:p>2.158E-05</text:p>
          </table:table-cell>
          <table:table-cell office:value-type="float" office:value="0.89057605" calcext:value-type="float">
            <text:p>0.89057605</text:p>
          </table:table-cell>
          <table:table-cell office:value-type="float" office:value="0.1085019" calcext:value-type="float">
            <text:p>0.10850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2782534" calcext:value-type="float">
            <text:p>0.72782534</text:p>
          </table:table-cell>
          <table:table-cell office:value-type="float" office:value="0.00921192" calcext:value-type="float">
            <text:p>0.00921192</text:p>
          </table:table-cell>
          <table:table-cell office:value-type="float" office:value="0.10306293" calcext:value-type="float">
            <text:p>0.10306293</text:p>
          </table:table-cell>
          <table:table-cell office:value-type="float" office:value="0.15989981" calcext:value-type="float">
            <text:p>0.15989981</text:p>
          </table:table-cell>
          <table:table-cell office:value-type="float" office:value="0.00156689" calcext:value-type="float">
            <text:p>0.00156689</text:p>
          </table:table-cell>
          <table:table-cell office:value-type="float" office:value="0.85948734" calcext:value-type="float">
            <text:p>0.85948734</text:p>
          </table:table-cell>
          <table:table-cell office:value-type="float" office:value="0.00001279" calcext:value-type="float">
            <text:p>1.279E-05</text:p>
          </table:table-cell>
          <table:table-cell office:value-type="float" office:value="0.13893298" calcext:value-type="float">
            <text:p>0.13893298</text:p>
          </table:table-cell>
          <table:table-cell office:value-type="float" office:value="0.00082704" calcext:value-type="float">
            <text:p>0.00082704</text:p>
          </table:table-cell>
          <table:table-cell office:value-type="float" office:value="0.00002158" calcext:value-type="float">
            <text:p>2.158E-05</text:p>
          </table:table-cell>
          <table:table-cell office:value-type="float" office:value="0.87752441" calcext:value-type="float">
            <text:p>0.87752441</text:p>
          </table:table-cell>
          <table:table-cell office:value-type="float" office:value="0.12162698" calcext:value-type="float">
            <text:p>0.121626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9700122" calcext:value-type="float">
            <text:p>0.69700122</text:p>
          </table:table-cell>
          <table:table-cell office:value-type="float" office:value="0.00963688" calcext:value-type="float">
            <text:p>0.00963688</text:p>
          </table:table-cell>
          <table:table-cell office:value-type="float" office:value="0.10575241" calcext:value-type="float">
            <text:p>0.10575241</text:p>
          </table:table-cell>
          <table:table-cell office:value-type="float" office:value="0.18760949" calcext:value-type="float">
            <text:p>0.18760949</text:p>
          </table:table-cell>
          <table:table-cell office:value-type="float" office:value="0.00141072" calcext:value-type="float">
            <text:p>0.00141072</text:p>
          </table:table-cell>
          <table:table-cell office:value-type="float" office:value="0.84532376" calcext:value-type="float">
            <text:p>0.84532376</text:p>
          </table:table-cell>
          <table:table-cell office:value-type="float" office:value="0.00001234" calcext:value-type="float">
            <text:p>1.234E-05</text:p>
          </table:table-cell>
          <table:table-cell office:value-type="float" office:value="0.15325317" calcext:value-type="float">
            <text:p>0.15325317</text:p>
          </table:table-cell>
          <table:table-cell office:value-type="float" office:value="0.00075867" calcext:value-type="float">
            <text:p>0.00075867</text:p>
          </table:table-cell>
          <table:table-cell office:value-type="float" office:value="0.00002162" calcext:value-type="float">
            <text:p>2.162E-05</text:p>
          </table:table-cell>
          <table:table-cell office:value-type="float" office:value="0.86252235" calcext:value-type="float">
            <text:p>0.86252235</text:p>
          </table:table-cell>
          <table:table-cell office:value-type="float" office:value="0.13669736" calcext:value-type="float">
            <text:p>0.136697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6288734" calcext:value-type="float">
            <text:p>0.66288734</text:p>
          </table:table-cell>
          <table:table-cell office:value-type="float" office:value="0.01004399" calcext:value-type="float">
            <text:p>0.01004399</text:p>
          </table:table-cell>
          <table:table-cell office:value-type="float" office:value="0.10762694" calcext:value-type="float">
            <text:p>0.10762694</text:p>
          </table:table-cell>
          <table:table-cell office:value-type="float" office:value="0.21944173" calcext:value-type="float">
            <text:p>0.21944173</text:p>
          </table:table-cell>
          <table:table-cell office:value-type="float" office:value="0.00126377" calcext:value-type="float">
            <text:p>0.00126377</text:p>
          </table:table-cell>
          <table:table-cell office:value-type="float" office:value="0.82987684" calcext:value-type="float">
            <text:p>0.82987684</text:p>
          </table:table-cell>
          <table:table-cell office:value-type="float" office:value="0.00001183" calcext:value-type="float">
            <text:p>1.183E-05</text:p>
          </table:table-cell>
          <table:table-cell office:value-type="float" office:value="0.16884755" calcext:value-type="float">
            <text:p>0.16884755</text:p>
          </table:table-cell>
          <table:table-cell office:value-type="float" office:value="0.00069483" calcext:value-type="float">
            <text:p>0.00069483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0.84531192" calcext:value-type="float">
            <text:p>0.84531192</text:p>
          </table:table-cell>
          <table:table-cell office:value-type="float" office:value="0.15397155" calcext:value-type="float">
            <text:p>0.153971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2544221" calcext:value-type="float">
            <text:p>0.62544221</text:p>
          </table:table-cell>
          <table:table-cell office:value-type="float" office:value="0.01041839" calcext:value-type="float">
            <text:p>0.01041839</text:p>
          </table:table-cell>
          <table:table-cell office:value-type="float" office:value="0.10852656" calcext:value-type="float">
            <text:p>0.10852656</text:p>
          </table:table-cell>
          <table:table-cell office:value-type="float" office:value="0.25561284" calcext:value-type="float">
            <text:p>0.25561284</text:p>
          </table:table-cell>
          <table:table-cell office:value-type="float" office:value="0.00112628" calcext:value-type="float">
            <text:p>0.00112628</text:p>
          </table:table-cell>
          <table:table-cell office:value-type="float" office:value="0.81308744" calcext:value-type="float">
            <text:p>0.81308744</text:p>
          </table:table-cell>
          <table:table-cell office:value-type="float" office:value="0.00001127" calcext:value-type="float">
            <text:p>1.127E-05</text:p>
          </table:table-cell>
          <table:table-cell office:value-type="float" office:value="0.18577501" calcext:value-type="float">
            <text:p>0.18577501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0000218" calcext:value-type="float">
            <text:p>2.18E-05</text:p>
          </table:table-cell>
          <table:table-cell office:value-type="float" office:value="0.82562189" calcext:value-type="float">
            <text:p>0.82562189</text:p>
          </table:table-cell>
          <table:table-cell office:value-type="float" office:value="0.17372131" calcext:value-type="float">
            <text:p>0.173721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477227" calcext:value-type="float">
            <text:p>0.58477227</text:p>
          </table:table-cell>
          <table:table-cell office:value-type="float" office:value="0.01074313" calcext:value-type="float">
            <text:p>0.01074313</text:p>
          </table:table-cell>
          <table:table-cell office:value-type="float" office:value="0.10830444" calcext:value-type="float">
            <text:p>0.10830444</text:p>
          </table:table-cell>
          <table:table-cell office:value-type="float" office:value="0.29618016" calcext:value-type="float">
            <text:p>0.29618016</text:p>
          </table:table-cell>
          <table:table-cell office:value-type="float" office:value="0.00099838" calcext:value-type="float">
            <text:p>0.00099838</text:p>
          </table:table-cell>
          <table:table-cell office:value-type="float" office:value="0.79490678" calcext:value-type="float">
            <text:p>0.79490678</text:p>
          </table:table-cell>
          <table:table-cell office:value-type="float" office:value="0.00001066" calcext:value-type="float">
            <text:p>1.066E-05</text:p>
          </table:table-cell>
          <table:table-cell office:value-type="float" office:value="0.20408418" calcext:value-type="float">
            <text:p>0.20408418</text:p>
          </table:table-cell>
          <table:table-cell office:value-type="float" office:value="0.00057875" calcext:value-type="float">
            <text:p>0.00057875</text:p>
          </table:table-cell>
          <table:table-cell office:value-type="float" office:value="0.00002192" calcext:value-type="float">
            <text:p>2.192E-05</text:p>
          </table:table-cell>
          <table:table-cell office:value-type="float" office:value="0.80317781" calcext:value-type="float">
            <text:p>0.80317781</text:p>
          </table:table-cell>
          <table:table-cell office:value-type="float" office:value="0.19622152" calcext:value-type="float">
            <text:p>0.196221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117137" calcext:value-type="float">
            <text:p>0.54117137</text:p>
          </table:table-cell>
          <table:table-cell office:value-type="float" office:value="0.01100001" calcext:value-type="float">
            <text:p>0.01100001</text:p>
          </table:table-cell>
          <table:table-cell office:value-type="float" office:value="0.10684348" calcext:value-type="float">
            <text:p>0.10684348</text:p>
          </table:table-cell>
          <table:table-cell office:value-type="float" office:value="0.34098514" calcext:value-type="float">
            <text:p>0.34098514</text:p>
          </table:table-cell>
          <table:table-cell office:value-type="float" office:value="0.0008801" calcext:value-type="float">
            <text:p>0.0008801</text:p>
          </table:table-cell>
          <table:table-cell office:value-type="float" office:value="0.77529962" calcext:value-type="float">
            <text:p>0.77529962</text:p>
          </table:table-cell>
          <table:table-cell office:value-type="float" office:value="0.00001002" calcext:value-type="float">
            <text:p>1.002E-05</text:p>
          </table:table-cell>
          <table:table-cell office:value-type="float" office:value="0.22381026" calcext:value-type="float">
            <text:p>0.22381026</text:p>
          </table:table-cell>
          <table:table-cell office:value-type="float" office:value="0.00052571" calcext:value-type="float">
            <text:p>0.00052571</text:p>
          </table:table-cell>
          <table:table-cell office:value-type="float" office:value="0.00002203" calcext:value-type="float">
            <text:p>2.203E-05</text:p>
          </table:table-cell>
          <table:table-cell office:value-type="float" office:value="0.77771719" calcext:value-type="float">
            <text:p>0.77771719</text:p>
          </table:table-cell>
          <table:table-cell office:value-type="float" office:value="0.22173507" calcext:value-type="float">
            <text:p>0.221735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9514853" calcext:value-type="float">
            <text:p>0.49514853</text:p>
          </table:table-cell>
          <table:table-cell office:value-type="float" office:value="0.01117099" calcext:value-type="float">
            <text:p>0.01117099</text:p>
          </table:table-cell>
          <table:table-cell office:value-type="float" office:value="0.10407478" calcext:value-type="float">
            <text:p>0.10407478</text:p>
          </table:table-cell>
          <table:table-cell office:value-type="float" office:value="0.38960571" calcext:value-type="float">
            <text:p>0.38960571</text:p>
          </table:table-cell>
          <table:table-cell office:value-type="float" office:value="0.0007714" calcext:value-type="float">
            <text:p>0.0007714</text:p>
          </table:table-cell>
          <table:table-cell office:value-type="float" office:value="0.7542476" calcext:value-type="float">
            <text:p>0.7542476</text:p>
          </table:table-cell>
          <table:table-cell table:style-name="ce1" office:value-type="float" office:value="0.00000935" calcext:value-type="float">
            <text:p>9.35E-06</text:p>
          </table:table-cell>
          <table:table-cell office:value-type="float" office:value="0.24497165" calcext:value-type="float">
            <text:p>0.24497165</text:p>
          </table:table-cell>
          <table:table-cell office:value-type="float" office:value="0.00047557" calcext:value-type="float">
            <text:p>0.00047557</text:p>
          </table:table-cell>
          <table:table-cell office:value-type="float" office:value="0.00002212" calcext:value-type="float">
            <text:p>2.212E-05</text:p>
          </table:table-cell>
          <table:table-cell office:value-type="float" office:value="0.74901073" calcext:value-type="float">
            <text:p>0.74901073</text:p>
          </table:table-cell>
          <table:table-cell office:value-type="float" office:value="0.25049157" calcext:value-type="float">
            <text:p>0.250491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4743336" calcext:value-type="float">
            <text:p>0.44743336</text:p>
          </table:table-cell>
          <table:table-cell office:value-type="float" office:value="0.01123998" calcext:value-type="float">
            <text:p>0.01123998</text:p>
          </table:table-cell>
          <table:table-cell office:value-type="float" office:value="0.09999498" calcext:value-type="float">
            <text:p>0.09999498</text:p>
          </table:table-cell>
          <table:table-cell office:value-type="float" office:value="0.44133167" calcext:value-type="float">
            <text:p>0.44133167</text:p>
          </table:table-cell>
          <table:table-cell office:value-type="float" office:value="0.00067212" calcext:value-type="float">
            <text:p>0.00067212</text:p>
          </table:table-cell>
          <table:table-cell office:value-type="float" office:value="0.73175265" calcext:value-type="float">
            <text:p>0.73175265</text:p>
          </table:table-cell>
          <table:table-cell table:style-name="ce1" office:value-type="float" office:value="0.000008662" calcext:value-type="float">
            <text:p>8.66E-06</text:p>
          </table:table-cell>
          <table:table-cell office:value-type="float" office:value="0.26756657" calcext:value-type="float">
            <text:p>0.26756657</text:p>
          </table:table-cell>
          <table:table-cell office:value-type="float" office:value="0.0004281" calcext:value-type="float">
            <text:p>0.0004281</text:p>
          </table:table-cell>
          <table:table-cell office:value-type="float" office:value="0.00002217" calcext:value-type="float">
            <text:p>2.217E-05</text:p>
          </table:table-cell>
          <table:table-cell office:value-type="float" office:value="0.71688966" calcext:value-type="float">
            <text:p>0.71688966</text:p>
          </table:table-cell>
          <table:table-cell office:value-type="float" office:value="0.28266007" calcext:value-type="float">
            <text:p>0.28266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895013" calcext:value-type="float">
            <text:p>0.39895013</text:p>
          </table:table-cell>
          <table:table-cell office:value-type="float" office:value="0.01119491" calcext:value-type="float">
            <text:p>0.01119491</text:p>
          </table:table-cell>
          <table:table-cell office:value-type="float" office:value="0.0946785" calcext:value-type="float">
            <text:p>0.0946785</text:p>
          </table:table-cell>
          <table:table-cell office:value-type="float" office:value="0.49517646" calcext:value-type="float">
            <text:p>0.49517646</text:p>
          </table:table-cell>
          <table:table-cell office:value-type="float" office:value="0.00058204" calcext:value-type="float">
            <text:p>0.00058204</text:p>
          </table:table-cell>
          <table:table-cell office:value-type="float" office:value="0.70784016" calcext:value-type="float">
            <text:p>0.70784016</text:p>
          </table:table-cell>
          <table:table-cell table:style-name="ce1" office:value-type="float" office:value="0.000007965" calcext:value-type="float">
            <text:p>7.97E-06</text:p>
          </table:table-cell>
          <table:table-cell office:value-type="float" office:value="0.29156983" calcext:value-type="float">
            <text:p>0.29156983</text:p>
          </table:table-cell>
          <table:table-cell office:value-type="float" office:value="0.00038312" calcext:value-type="float">
            <text:p>0.00038312</text:p>
          </table:table-cell>
          <table:table-cell office:value-type="float" office:value="0.00002216" calcext:value-type="float">
            <text:p>2.216E-05</text:p>
          </table:table-cell>
          <table:table-cell office:value-type="float" office:value="0.6812786" calcext:value-type="float">
            <text:p>0.6812786</text:p>
          </table:table-cell>
          <table:table-cell office:value-type="float" office:value="0.31831612" calcext:value-type="float">
            <text:p>0.318316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5075682" calcext:value-type="float">
            <text:p>0.35075682</text:p>
          </table:table-cell>
          <table:table-cell office:value-type="float" office:value="0.01102952" calcext:value-type="float">
            <text:p>0.01102952</text:p>
          </table:table-cell>
          <table:table-cell office:value-type="float" office:value="0.08828051" calcext:value-type="float">
            <text:p>0.08828051</text:p>
          </table:table-cell>
          <table:table-cell office:value-type="float" office:value="0.54993315" calcext:value-type="float">
            <text:p>0.54993315</text:p>
          </table:table-cell>
          <table:table-cell office:value-type="float" office:value="0.00050086" calcext:value-type="float">
            <text:p>0.00050086</text:p>
          </table:table-cell>
          <table:table-cell office:value-type="float" office:value="0.68256183" calcext:value-type="float">
            <text:p>0.68256183</text:p>
          </table:table-cell>
          <table:table-cell table:style-name="ce1" office:value-type="float" office:value="0.000007269" calcext:value-type="float">
            <text:p>7.27E-06</text:p>
          </table:table-cell>
          <table:table-cell office:value-type="float" office:value="0.31693005" calcext:value-type="float">
            <text:p>0.31693005</text:p>
          </table:table-cell>
          <table:table-cell office:value-type="float" office:value="0.00034054" calcext:value-type="float">
            <text:p>0.00034054</text:p>
          </table:table-cell>
          <table:table-cell office:value-type="float" office:value="0.00002207" calcext:value-type="float">
            <text:p>2.207E-05</text:p>
          </table:table-cell>
          <table:table-cell office:value-type="float" office:value="0.64223139" calcext:value-type="float">
            <text:p>0.64223139</text:p>
          </table:table-cell>
          <table:table-cell office:value-type="float" office:value="0.35740599" calcext:value-type="float">
            <text:p>0.357405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039547" calcext:value-type="float">
            <text:p>0.3039547</text:p>
          </table:table-cell>
          <table:table-cell office:value-type="float" office:value="0.01074463" calcext:value-type="float">
            <text:p>0.01074463</text:p>
          </table:table-cell>
          <table:table-cell office:value-type="float" office:value="0.08102828" calcext:value-type="float">
            <text:p>0.08102828</text:p>
          </table:table-cell>
          <table:table-cell office:value-type="float" office:value="0.6042724" calcext:value-type="float">
            <text:p>0.6042724</text:p>
          </table:table-cell>
          <table:table-cell office:value-type="float" office:value="0.0004282" calcext:value-type="float">
            <text:p>0.0004282</text:p>
          </table:table-cell>
          <table:table-cell office:value-type="float" office:value="0.65599778" calcext:value-type="float">
            <text:p>0.65599778</text:p>
          </table:table-cell>
          <table:table-cell table:style-name="ce1" office:value-type="float" office:value="0.000006583" calcext:value-type="float">
            <text:p>6.58E-06</text:p>
          </table:table-cell>
          <table:table-cell office:value-type="float" office:value="0.34356744" calcext:value-type="float">
            <text:p>0.34356744</text:p>
          </table:table-cell>
          <table:table-cell office:value-type="float" office:value="0.00030036" calcext:value-type="float">
            <text:p>0.00030036</text:p>
          </table:table-cell>
          <table:table-cell office:value-type="float" office:value="0.00002189" calcext:value-type="float">
            <text:p>2.189E-05</text:p>
          </table:table-cell>
          <table:table-cell office:value-type="float" office:value="0.5999654" calcext:value-type="float">
            <text:p>0.5999654</text:p>
          </table:table-cell>
          <table:table-cell office:value-type="float" office:value="0.39971236" calcext:value-type="float">
            <text:p>0.399712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5958297" calcext:value-type="float">
            <text:p>0.25958297</text:p>
          </table:table-cell>
          <table:table-cell office:value-type="float" office:value="0.01034842" calcext:value-type="float">
            <text:p>0.01034842</text:p>
          </table:table-cell>
          <table:table-cell office:value-type="float" office:value="0.07320084" calcext:value-type="float">
            <text:p>0.07320084</text:p>
          </table:table-cell>
          <table:table-cell office:value-type="float" office:value="0.65686777" calcext:value-type="float">
            <text:p>0.65686777</text:p>
          </table:table-cell>
          <table:table-cell office:value-type="float" office:value="0.00036363" calcext:value-type="float">
            <text:p>0.00036363</text:p>
          </table:table-cell>
          <table:table-cell office:value-type="float" office:value="0.6282578" calcext:value-type="float">
            <text:p>0.6282578</text:p>
          </table:table-cell>
          <table:table-cell table:style-name="ce1" office:value-type="float" office:value="0.000005913" calcext:value-type="float">
            <text:p>5.91E-06</text:p>
          </table:table-cell>
          <table:table-cell office:value-type="float" office:value="0.37137265" calcext:value-type="float">
            <text:p>0.37137265</text:p>
          </table:table-cell>
          <table:table-cell office:value-type="float" office:value="0.00026261" calcext:value-type="float">
            <text:p>0.00026261</text:p>
          </table:table-cell>
          <table:table-cell office:value-type="float" office:value="0.00002158" calcext:value-type="float">
            <text:p>2.158E-05</text:p>
          </table:table-cell>
          <table:table-cell office:value-type="float" office:value="0.55488771" calcext:value-type="float">
            <text:p>0.55488771</text:p>
          </table:table-cell>
          <table:table-cell office:value-type="float" office:value="0.4448281" calcext:value-type="float">
            <text:p>0.44482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1851931" calcext:value-type="float">
            <text:p>0.21851931</text:p>
          </table:table-cell>
          <table:table-cell office:value-type="float" office:value="0.00985568" calcext:value-type="float">
            <text:p>0.00985568</text:p>
          </table:table-cell>
          <table:table-cell office:value-type="float" office:value="0.06510059" calcext:value-type="float">
            <text:p>0.06510059</text:p>
          </table:table-cell>
          <table:table-cell office:value-type="float" office:value="0.70652442" calcext:value-type="float">
            <text:p>0.70652442</text:p>
          </table:table-cell>
          <table:table-cell office:value-type="float" office:value="0.00030669" calcext:value-type="float">
            <text:p>0.00030669</text:p>
          </table:table-cell>
          <table:table-cell office:value-type="float" office:value="0.59948138" calcext:value-type="float">
            <text:p>0.59948138</text:p>
          </table:table-cell>
          <table:table-cell table:style-name="ce1" office:value-type="float" office:value="0.000005269" calcext:value-type="float">
            <text:p>5.27E-06</text:p>
          </table:table-cell>
          <table:table-cell office:value-type="float" office:value="0.40020666" calcext:value-type="float">
            <text:p>0.40020666</text:p>
          </table:table-cell>
          <table:table-cell office:value-type="float" office:value="0.00022739" calcext:value-type="float">
            <text:p>0.00022739</text:p>
          </table:table-cell>
          <table:table-cell office:value-type="float" office:value="0.00002114" calcext:value-type="float">
            <text:p>2.114E-05</text:p>
          </table:table-cell>
          <table:table-cell office:value-type="float" office:value="0.50760555" calcext:value-type="float">
            <text:p>0.50760555</text:p>
          </table:table-cell>
          <table:table-cell office:value-type="float" office:value="0.49214592" calcext:value-type="float">
            <text:p>0.492145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8140613" calcext:value-type="float">
            <text:p>0.18140613</text:p>
          </table:table-cell>
          <table:table-cell office:value-type="float" office:value="0.00928606" calcext:value-type="float">
            <text:p>0.00928606</text:p>
          </table:table-cell>
          <table:table-cell office:value-type="float" office:value="0.05702237" calcext:value-type="float">
            <text:p>0.05702237</text:p>
          </table:table-cell>
          <table:table-cell office:value-type="float" office:value="0.75228543" calcext:value-type="float">
            <text:p>0.75228543</text:p>
          </table:table-cell>
          <table:table-cell office:value-type="float" office:value="0.00025686" calcext:value-type="float">
            <text:p>0.00025686</text:p>
          </table:table-cell>
          <table:table-cell office:value-type="float" office:value="0.56983639" calcext:value-type="float">
            <text:p>0.56983639</text:p>
          </table:table-cell>
          <table:table-cell table:style-name="ce1" office:value-type="float" office:value="0.000004656" calcext:value-type="float">
            <text:p>4.66E-06</text:p>
          </table:table-cell>
          <table:table-cell office:value-type="float" office:value="0.4299021" calcext:value-type="float">
            <text:p>0.4299021</text:p>
          </table:table-cell>
          <table:table-cell office:value-type="float" office:value="0.00019484" calcext:value-type="float">
            <text:p>0.00019484</text:p>
          </table:table-cell>
          <table:table-cell office:value-type="float" office:value="0.00002056" calcext:value-type="float">
            <text:p>2.056E-05</text:p>
          </table:table-cell>
          <table:table-cell office:value-type="float" office:value="0.45891369" calcext:value-type="float">
            <text:p>0.45891369</text:p>
          </table:table-cell>
          <table:table-cell office:value-type="float" office:value="0.54087091" calcext:value-type="float">
            <text:p>0.540870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4861522" calcext:value-type="float">
            <text:p>0.14861522</text:p>
          </table:table-cell>
          <table:table-cell office:value-type="float" office:value="0.00866181" calcext:value-type="float">
            <text:p>0.00866181</text:p>
          </table:table-cell>
          <table:table-cell office:value-type="float" office:value="0.04922639" calcext:value-type="float">
            <text:p>0.04922639</text:p>
          </table:table-cell>
          <table:table-cell office:value-type="float" office:value="0.79349658" calcext:value-type="float">
            <text:p>0.79349658</text:p>
          </table:table-cell>
          <table:table-cell office:value-type="float" office:value="0.00021359" calcext:value-type="float">
            <text:p>0.00021359</text:p>
          </table:table-cell>
          <table:table-cell office:value-type="float" office:value="0.5395163" calcext:value-type="float">
            <text:p>0.5395163</text:p>
          </table:table-cell>
          <table:table-cell table:style-name="ce1" office:value-type="float" office:value="0.00000408" calcext:value-type="float">
            <text:p>4.08E-06</text:p>
          </table:table-cell>
          <table:table-cell office:value-type="float" office:value="0.46026603" calcext:value-type="float">
            <text:p>0.46026603</text:p>
          </table:table-cell>
          <table:table-cell office:value-type="float" office:value="0.00016509" calcext:value-type="float">
            <text:p>0.00016509</text:p>
          </table:table-cell>
          <table:table-cell office:value-type="float" office:value="0.00001984" calcext:value-type="float">
            <text:p>1.984E-05</text:p>
          </table:table-cell>
          <table:table-cell office:value-type="float" office:value="0.40975478" calcext:value-type="float">
            <text:p>0.40975478</text:p>
          </table:table-cell>
          <table:table-cell office:value-type="float" office:value="0.59006029" calcext:value-type="float">
            <text:p>0.590060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2025265" calcext:value-type="float">
            <text:p>0.12025265</text:p>
          </table:table-cell>
          <table:table-cell office:value-type="float" office:value="0.00800553" calcext:value-type="float">
            <text:p>0.00800553</text:p>
          </table:table-cell>
          <table:table-cell office:value-type="float" office:value="0.04191927" calcext:value-type="float">
            <text:p>0.04191927</text:p>
          </table:table-cell>
          <table:table-cell office:value-type="float" office:value="0.82982255" calcext:value-type="float">
            <text:p>0.82982255</text:p>
          </table:table-cell>
          <table:table-cell office:value-type="float" office:value="0.00017633" calcext:value-type="float">
            <text:p>0.00017633</text:p>
          </table:table-cell>
          <table:table-cell office:value-type="float" office:value="0.50873596" calcext:value-type="float">
            <text:p>0.50873596</text:p>
          </table:table-cell>
          <table:table-cell table:style-name="ce1" office:value-type="float" office:value="0.000003545" calcext:value-type="float">
            <text:p>3.55E-06</text:p>
          </table:table-cell>
          <table:table-cell office:value-type="float" office:value="0.49108417" calcext:value-type="float">
            <text:p>0.49108417</text:p>
          </table:table-cell>
          <table:table-cell office:value-type="float" office:value="0.00013827" calcext:value-type="float">
            <text:p>0.00013827</text:p>
          </table:table-cell>
          <table:table-cell office:value-type="float" office:value="0.00001897" calcext:value-type="float">
            <text:p>1.897E-05</text:p>
          </table:table-cell>
          <table:table-cell office:value-type="float" office:value="0.36115404" calcext:value-type="float">
            <text:p>0.36115404</text:p>
          </table:table-cell>
          <table:table-cell office:value-type="float" office:value="0.63868872" calcext:value-type="float">
            <text:p>0.638688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9619604" calcext:value-type="float">
            <text:p>0.09619604</text:p>
          </table:table-cell>
          <table:table-cell office:value-type="float" office:value="0.00733813" calcext:value-type="float">
            <text:p>0.00733813</text:p>
          </table:table-cell>
          <table:table-cell office:value-type="float" office:value="0.0352455" calcext:value-type="float">
            <text:p>0.0352455</text:p>
          </table:table-cell>
          <table:table-cell office:value-type="float" office:value="0.86122033" calcext:value-type="float">
            <text:p>0.86122033</text:p>
          </table:table-cell>
          <table:table-cell office:value-type="float" office:value="0.0001445" calcext:value-type="float">
            <text:p>0.0001445</text:p>
          </table:table-cell>
          <table:table-cell office:value-type="float" office:value="0.47772599" calcext:value-type="float">
            <text:p>0.47772599</text:p>
          </table:table-cell>
          <table:table-cell table:style-name="ce1" office:value-type="float" office:value="0.000003053" calcext:value-type="float">
            <text:p>3.05E-06</text:p>
          </table:table-cell>
          <table:table-cell office:value-type="float" office:value="0.52212645" calcext:value-type="float">
            <text:p>0.52212645</text:p>
          </table:table-cell>
          <table:table-cell office:value-type="float" office:value="0.00011442" calcext:value-type="float">
            <text:p>0.00011442</text:p>
          </table:table-cell>
          <table:table-cell office:value-type="float" office:value="0.00001799" calcext:value-type="float">
            <text:p>1.799E-05</text:p>
          </table:table-cell>
          <table:table-cell office:value-type="float" office:value="0.31413629" calcext:value-type="float">
            <text:p>0.31413629</text:p>
          </table:table-cell>
          <table:table-cell office:value-type="float" office:value="0.6857313" calcext:value-type="float">
            <text:p>0.68573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7615082" calcext:value-type="float">
            <text:p>0.07615082</text:p>
          </table:table-cell>
          <table:table-cell office:value-type="float" office:value="0.00667759" calcext:value-type="float">
            <text:p>0.00667759</text:p>
          </table:table-cell>
          <table:table-cell office:value-type="float" office:value="0.02928813" calcext:value-type="float">
            <text:p>0.02928813</text:p>
          </table:table-cell>
          <table:table-cell office:value-type="float" office:value="0.88788346" calcext:value-type="float">
            <text:p>0.88788346</text:p>
          </table:table-cell>
          <table:table-cell office:value-type="float" office:value="0.00011755" calcext:value-type="float">
            <text:p>0.00011755</text:p>
          </table:table-cell>
          <table:table-cell office:value-type="float" office:value="0.44672621" calcext:value-type="float">
            <text:p>0.44672621</text:p>
          </table:table-cell>
          <table:table-cell table:style-name="ce1" office:value-type="float" office:value="0.000002607" calcext:value-type="float">
            <text:p>2.61E-06</text:p>
          </table:table-cell>
          <table:table-cell office:value-type="float" office:value="0.55315364" calcext:value-type="float">
            <text:p>0.55315364</text:p>
          </table:table-cell>
          <table:table-cell office:value-type="float" office:value="0.00009356" calcext:value-type="float">
            <text:p>9.356E-05</text:p>
          </table:table-cell>
          <table:table-cell office:value-type="float" office:value="0.00001691" calcext:value-type="float">
            <text:p>1.691E-05</text:p>
          </table:table-cell>
          <table:table-cell office:value-type="float" office:value="0.2696388" calcext:value-type="float">
            <text:p>0.2696388</text:p>
          </table:table-cell>
          <table:table-cell office:value-type="float" office:value="0.73025073" calcext:value-type="float">
            <text:p>0.730250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971189" calcext:value-type="float">
            <text:p>0.05971189</text:p>
          </table:table-cell>
          <table:table-cell office:value-type="float" office:value="0.00603818" calcext:value-type="float">
            <text:p>0.00603818</text:p>
          </table:table-cell>
          <table:table-cell office:value-type="float" office:value="0.02407639" calcext:value-type="float">
            <text:p>0.02407639</text:p>
          </table:table-cell>
          <table:table-cell office:value-type="float" office:value="0.91017353" calcext:value-type="float">
            <text:p>0.91017353</text:p>
          </table:table-cell>
          <table:table-cell office:value-type="float" office:value="0.00009492" calcext:value-type="float">
            <text:p>9.492E-05</text:p>
          </table:table-cell>
          <table:table-cell office:value-type="float" office:value="0.41597832" calcext:value-type="float">
            <text:p>0.41597832</text:p>
          </table:table-cell>
          <table:table-cell table:style-name="ce1" office:value-type="float" office:value="0.000002207" calcext:value-type="float">
            <text:p>2.21E-06</text:p>
          </table:table-cell>
          <table:table-cell office:value-type="float" office:value="0.58392456" calcext:value-type="float">
            <text:p>0.58392456</text:p>
          </table:table-cell>
          <table:table-cell office:value-type="float" office:value="0.00007561" calcext:value-type="float">
            <text:p>7.561E-05</text:p>
          </table:table-cell>
          <table:table-cell office:value-type="float" office:value="0.00001576" calcext:value-type="float">
            <text:p>1.576E-05</text:p>
          </table:table-cell>
          <table:table-cell office:value-type="float" office:value="0.22843516" calcext:value-type="float">
            <text:p>0.22843516</text:p>
          </table:table-cell>
          <table:table-cell office:value-type="float" office:value="0.77147347" calcext:value-type="float">
            <text:p>0.771473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641982" calcext:value-type="float">
            <text:p>0.04641982</text:p>
          </table:table-cell>
          <table:table-cell office:value-type="float" office:value="0.00543041" calcext:value-type="float">
            <text:p>0.00543041</text:p>
          </table:table-cell>
          <table:table-cell office:value-type="float" office:value="0.01959705" calcext:value-type="float">
            <text:p>0.01959705</text:p>
          </table:table-cell>
          <table:table-cell office:value-type="float" office:value="0.92855272" calcext:value-type="float">
            <text:p>0.92855272</text:p>
          </table:table-cell>
          <table:table-cell office:value-type="float" office:value="0.00007608" calcext:value-type="float">
            <text:p>7.608E-05</text:p>
          </table:table-cell>
          <table:table-cell office:value-type="float" office:value="0.38571846" calcext:value-type="float">
            <text:p>0.38571846</text:p>
          </table:table-cell>
          <table:table-cell table:style-name="ce1" office:value-type="float" office:value="0.000001852" calcext:value-type="float">
            <text:p>1.85E-06</text:p>
          </table:table-cell>
          <table:table-cell office:value-type="float" office:value="0.61420361" calcext:value-type="float">
            <text:p>0.61420361</text:p>
          </table:table-cell>
          <table:table-cell office:value-type="float" office:value="0.00006041" calcext:value-type="float">
            <text:p>6.041E-05</text:p>
          </table:table-cell>
          <table:table-cell office:value-type="float" office:value="0.00001457" calcext:value-type="float">
            <text:p>1.457E-05</text:p>
          </table:table-cell>
          <table:table-cell office:value-type="float" office:value="0.19108319" calcext:value-type="float">
            <text:p>0.19108319</text:p>
          </table:table-cell>
          <table:table-cell office:value-type="float" office:value="0.80884184" calcext:value-type="float">
            <text:p>0.808841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7:07:42.080000000</meta:creation-date>
    <dc:date>2023-11-15T17:08:04.810000000</dc:date>
    <meta:editing-duration>PT25S</meta:editing-duration>
    <meta:editing-cycles>1</meta:editing-cycles>
    <meta:document-statistic meta:table-count="1" meta:cell-count="629" meta:object-count="0"/>
    <meta:generator>LibreOffice/6.1.6.3$Windows_X86_64 LibreOffice_project/5896ab1714085361c45cf540f76f60673dd96a72</meta:generator>
  </office:meta>
</office:document-meta>
</file>